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fo:text-align="justify" style:justify-single-word="false" style:page-number="auto"/>
      <style:text-properties style:font-name="Georgia" officeooo:rsid="000ca0b1" officeooo:paragraph-rsid="000ca0b1" style:font-name-complex="Georgia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style:font-name="Georgia" officeooo:rsid="000ca0b1" officeooo:paragraph-rsid="000ca0b1" style:font-name-complex="Georgia"/>
    </style:style>
    <style:style style:name="T1" style:family="text">
      <style:text-properties officeooo:rsid="00124862"/>
    </style:style>
    <style:style style:name="T2" style:family="text">
      <style:text-properties officeooo:rsid="001304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One</text:p>
      <text:p text:style-name="P2"/>
      <text:p text:style-name="P2"><text:s text:c="5"/><text:span text:style-name="T1">Tom sat in prison. He looked around at his cellmates. There were three other prisoners in there with him. He didn’t enjoy prison life. </text:span><text:span text:style-name="T2">Not one bit. Tom wondered what the other prisoners had done to get themselves in there, but realized he didn’t really ca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8-18T21:43:12.465000000</meta:creation-date>
    <dc:date>2022-10-08T19:03:29.242000000</dc:date>
    <meta:editing-cycles>9</meta:editing-cycles>
    <meta:generator>LibreOffice/7.4.1.2$Windows_X86_64 LibreOffice_project/3c58a8f3a960df8bc8fd77b461821e42c061c5f0</meta:generator>
    <meta:editing-duration>PT5M32S</meta:editing-duration>
    <meta:document-statistic meta:table-count="0" meta:image-count="0" meta:object-count="0" meta:page-count="1" meta:paragraph-count="2" meta:word-count="48" meta:character-count="274" meta:non-whitespace-character-count="223"/>
  </office:meta>
</office:document-meta>
</file>